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cab9" officeooo:paragraph-rsid="0008cab9"/>
    </style:style>
    <style:style style:name="P2" style:family="paragraph" style:parent-style-name="Standard">
      <style:text-properties officeooo:rsid="0008cab9" officeooo:paragraph-rsid="00090613"/>
    </style:style>
    <style:style style:name="P3" style:family="paragraph" style:parent-style-name="Standard">
      <style:text-properties officeooo:rsid="0009ab26" officeooo:paragraph-rsid="0009ab26"/>
    </style:style>
    <style:style style:name="T1" style:family="text">
      <style:text-properties officeooo:rsid="000906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ntifiants de sql : root:azerty</text:p>
      <text:p text:style-name="P1"/>
      <text:p text:style-name="P2"><text:span text:style-name="T1">Identifiants pour vérifier que les connections marche :</text:span></text:p>
      <text:p text:style-name="P2"/>
      <text:p text:style-name="P2">xXBaptisteXx : motdepasse</text:p>
      <text:p text:style-name="P1">gotier : azerty</text:p>
      <text:p text:style-name="P1">nico  : niconii</text:p>
      <text:p text:style-name="P1"/>
      <text:p text:style-name="P1"/>
      <text:p text:style-name="P3">Nom de la base de donnée : PROJET</text:p>
      <text:p text:style-name="P3"/>
      <text:p text:style-name="P3">J’ai eu des soucis au niveau de la liaison entre la table catégorie et la table produit (la table ou sont stockée les épées) car je n’est compris qu’a la fin qu’il fallais qu’ils soient dans deux tables différentes et non dans la même.</text:p>
      <text:p text:style-name="P3">Aussi au niveau du tableau j’ai essayé de faire comme sur résanet c’est à dire avec la ligne pour séparer chaque colonne, sans suc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9:51:42.571592638</meta:creation-date>
    <dc:date>2019-05-15T20:02:46.998584684</dc:date>
    <meta:editing-duration>PT11M9S</meta:editing-duration>
    <meta:editing-cycles>3</meta:editing-cycles>
    <meta:generator>LibreOffice/5.2.7.2$Linux_X86_64 LibreOffice_project/20m0$Build-2</meta:generator>
    <meta:document-statistic meta:table-count="0" meta:image-count="0" meta:object-count="0" meta:page-count="1" meta:paragraph-count="8" meta:word-count="98" meta:character-count="545" meta:non-whitespace-character-count="454"/>
  </office:meta>
</office:document-meta>
</file>